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Noto Sans" svg:font-family="Noto San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3" style:parent-style-name="Paragraphedeliste" style:list-style-name="LFO1" style:family="paragraph"/>
    <style:style style:name="T4" style:parent-style-name="Policepardéfaut" style:family="text">
      <style:text-properties fo:language="fr" fo:country="FR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P9" style:parent-style-name="Paragraphedeliste" style:list-style-name="LFO1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style="italic" style:font-style-asian="italic" style:font-style-complex="italic"/>
    </style:style>
    <style:style style:name="T12" style:parent-style-name="Policepardéfaut" style:family="text">
      <style:text-properties fo:font-style="italic" style:font-style-asian="italic" style:font-style-complex="italic" fo:language="fr" fo:country="FR"/>
    </style:style>
    <style:style style:name="T13" style:parent-style-name="Policepardéfaut" style:family="text">
      <style:text-properties fo:language="fr" fo:country="FR"/>
    </style:style>
    <style:style style:name="T1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15" style:parent-style-name="Policepardéfaut" style:family="text">
      <style:text-properties fo:language="fr" fo:country="FR"/>
    </style:style>
    <style:style style:name="T16" style:parent-style-name="Policepardéfaut" style:family="text">
      <style:text-properties fo:font-style="italic" style:font-style-asian="italic" style:font-style-complex="italic" fo:language="fr" fo:country="FR"/>
    </style:style>
    <style:style style:name="P17" style:parent-style-name="Paragraphedeliste" style:list-style-name="LFO1" style:family="paragraph"/>
    <style:style style:name="T18" style:parent-style-name="Policepardéfaut" style:family="text">
      <style:text-properties fo:language="fr" fo:country="FR"/>
    </style:style>
    <style:style style:name="T1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20" style:parent-style-name="Policepardéfaut" style:family="text">
      <style:text-properties fo:language="fr" fo:country="FR"/>
    </style:style>
    <style:style style:name="T2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22" style:parent-style-name="Policepardéfaut" style:family="text">
      <style:text-properties fo:language="fr" fo:country="FR"/>
    </style:style>
    <style:style style:name="P23" style:parent-style-name="Paragraphedeliste" style:list-style-name="LFO1" style:family="paragraph"/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28" style:parent-style-name="Policepardéfaut" style:family="text">
      <style:text-properties fo:language="fr" fo:country="FR"/>
    </style:style>
    <style:style style:name="P29" style:parent-style-name="Paragraphedeliste" style:list-style-name="LFO1" style:family="paragraph"/>
    <style:style style:name="T30" style:parent-style-name="Policepardéfaut" style:family="text">
      <style:text-properties fo:language="fr" fo:country="FR"/>
    </style:style>
    <style:style style:name="T3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32" style:parent-style-name="Policepardéfaut" style:family="text">
      <style:text-properties fo:language="fr" fo:country="FR"/>
    </style:style>
    <style:style style:name="T3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34" style:parent-style-name="Policepardéfaut" style:family="text">
      <style:text-properties fo:language="fr" fo:country="FR"/>
    </style:style>
    <style:style style:name="T3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38" style:parent-style-name="Policepardéfaut" style:family="text">
      <style:text-properties fo:language="fr" fo:country="FR"/>
    </style:style>
    <style:style style:name="T3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40" style:parent-style-name="Policepardéfaut" style:family="text">
      <style:text-properties fo:language="fr" fo:country="FR"/>
    </style:style>
    <style:style style:name="P41" style:parent-style-name="Paragraphedeliste" style:list-style-name="LFO1" style:family="paragraph"/>
    <style:style style:name="T42" style:parent-style-name="Policepardéfaut" style:family="text">
      <style:text-properties fo:language="fr" fo:country="FR"/>
    </style:style>
    <style:style style:name="T4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44" style:parent-style-name="Policepardéfaut" style:family="text">
      <style:text-properties fo:language="fr" fo:country="FR"/>
    </style:style>
    <style:style style:name="T4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46" style:parent-style-name="Policepardéfaut" style:family="text">
      <style:text-properties fo:language="fr" fo:country="FR"/>
    </style:style>
    <style:style style:name="T4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48" style:parent-style-name="Policepardéfaut" style:family="text">
      <style:text-properties fo:language="fr" fo:country="FR"/>
    </style:style>
    <style:style style:name="P49" style:parent-style-name="_5126c0cd07f243a0-messagelistitem" style:list-style-name="LFO1" style:family="paragraph">
      <style:paragraph-properties style:vertical-align="baseline" fo:margin-top="0in" fo:margin-bottom="0in" style:line-height-at-least="0.2291in"/>
    </style:style>
    <style:style style:name="T50" style:parent-style-name="Policepardéfaut" style:family="text">
      <style:text-properties style:font-name="inherit" style:font-name-complex="Noto Sans"/>
    </style:style>
    <style:style style:name="T51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style:font-name="inherit" style:font-name-complex="Noto Sans"/>
    </style:style>
    <style:style style:name="T53" style:parent-style-name="Policepardéfaut" style:family="text">
      <style:text-properties style:font-name="inherit" style:font-name-complex="Noto Sans" fo:language="fr" fo:country="FR"/>
    </style:style>
    <style:style style:name="T54" style:parent-style-name="Policepardéfaut" style:family="text">
      <style:text-properties style:font-name="inherit" style:font-name-complex="Noto Sans"/>
    </style:style>
    <style:style style:name="P55" style:parent-style-name="_5126c0cd07f243a0-messagelistitem" style:list-style-name="LFO1" style:family="paragraph">
      <style:paragraph-properties style:vertical-align="baseline" fo:margin-bottom="0in" style:line-height-at-least="0.2291in"/>
    </style:style>
    <style:style style:name="T56" style:parent-style-name="Policepardéfaut" style:family="text">
      <style:text-properties style:font-name="inherit" style:font-name-complex="Noto Sans" fo:language="fr" fo:country="FR"/>
    </style:style>
    <style:style style:name="T57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58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59" style:parent-style-name="Policepardéfaut" style:family="text">
      <style:text-properties style:font-name="inherit" style:font-name-complex="Noto Sans" fo:language="fr" fo:country="FR"/>
    </style:style>
    <style:style style:name="P60" style:parent-style-name="_5126c0cd07f243a0-messagelistitem" style:list-style-name="LFO1" style:family="paragraph">
      <style:paragraph-properties style:vertical-align="baseline" fo:margin-bottom="0in" style:line-height-at-least="0.2291in"/>
    </style:style>
    <style:style style:name="T61" style:parent-style-name="Policepardéfaut" style:family="text">
      <style:text-properties style:font-name="inherit" style:font-name-complex="Noto Sans" fo:language="fr" fo:country="FR"/>
    </style:style>
    <style:style style:name="T62" style:parent-style-name="Policepardéfaut" style:family="text">
      <style:text-properties style:font-name="inherit" style:font-name-complex="Noto Sans" fo:language="fr" fo:country="FR"/>
    </style:style>
    <style:style style:name="T63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64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65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66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67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68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69" style:parent-style-name="Policepardéfaut" style:family="text">
      <style:text-properties style:font-name="inherit" style:font-name-complex="Noto Sans" fo:language="fr" fo:country="FR"/>
    </style:style>
    <style:style style:name="T70" style:parent-style-name="Policepardéfaut" style:family="text">
      <style:text-properties style:font-name="inherit" style:font-name-complex="Noto Sans" fo:language="fr" fo:country="FR"/>
    </style:style>
    <style:style style:name="T71" style:parent-style-name="Policepardéfaut" style:family="text">
      <style:text-properties style:font-name="inherit" style:font-name-complex="Noto Sans" fo:language="fr" fo:country="FR"/>
    </style:style>
    <style:style style:name="T72" style:parent-style-name="Policepardéfaut" style:family="text">
      <style:text-properties style:font-name="inherit" style:font-name-complex="Noto Sans" fo:language="fr" fo:country="FR"/>
    </style:style>
    <style:style style:name="P73" style:parent-style-name="_5126c0cd07f243a0-messagelistitem" style:list-style-name="LFO1" style:family="paragraph">
      <style:paragraph-properties style:vertical-align="baseline" fo:margin-bottom="0in" style:line-height-at-least="0.2291in"/>
    </style:style>
    <style:style style:name="T74" style:parent-style-name="Policepardéfaut" style:family="text">
      <style:text-properties style:font-name="inherit" style:font-name-complex="Noto Sans" fo:language="fr" fo:country="FR"/>
    </style:style>
    <style:style style:name="T75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76" style:parent-style-name="Policepardéfaut" style:family="text">
      <style:text-properties style:font-name="inherit" style:font-name-complex="Noto Sans" fo:language="fr" fo:country="FR"/>
    </style:style>
    <style:style style:name="T77" style:parent-style-name="Policepardéfaut" style:family="text">
      <style:text-properties style:font-name="inherit" style:font-name-complex="Noto Sans" fo:language="fr" fo:country="FR"/>
    </style:style>
    <style:style style:name="T78" style:parent-style-name="Policepardéfaut" style:family="text">
      <style:text-properties style:font-name="inherit" style:font-name-complex="Noto Sans" fo:language="fr" fo:country="FR"/>
    </style:style>
    <style:style style:name="T79" style:parent-style-name="Policepardéfaut" style:family="text">
      <style:text-properties style:font-name="inherit" style:font-name-complex="Noto Sans" fo:language="fr" fo:country="FR"/>
    </style:style>
    <style:style style:name="T80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81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82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83" style:parent-style-name="Policepardéfaut" style:family="text">
      <style:text-properties style:font-name="inherit" style:font-name-complex="Noto Sans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84" style:parent-style-name="Policepardéfaut" style:family="text">
      <style:text-properties style:font-name="inherit" style:font-name-complex="Noto Sans" fo:language="fr" fo:country="FR"/>
    </style:style>
    <style:style style:name="T85" style:parent-style-name="Policepardéfaut" style:family="text">
      <style:text-properties style:font-name="inherit" style:font-name-complex="Noto Sans" fo:language="fr" fo:country="FR"/>
    </style:style>
    <style:style style:name="P86" style:parent-style-name="_5126c0cd07f243a0-messagelistitem" style:family="paragraph">
      <style:paragraph-properties style:vertical-align="baseline" fo:margin-bottom="0in" style:line-height-at-least="0.2291in" fo:margin-left="0.5in">
        <style:tab-stops/>
      </style:paragraph-properties>
      <style:text-properties style:font-name="inherit" style:font-name-complex="Noto Sans" fo:language="fr" fo:country="FR"/>
    </style:style>
    <style:style style:name="P87" style:parent-style-name="_5126c0cd07f243a0-messagelistitem" style:family="paragraph">
      <style:paragraph-properties style:vertical-align="baseline" fo:margin-bottom="0in" style:line-height-at-least="0.2291in" fo:margin-left="0.5in">
        <style:tab-stops/>
      </style:paragraph-properties>
      <style:text-properties style:font-name="inherit" style:font-name-complex="Noto Sans" fo:language="fr" fo:country="FR"/>
    </style:style>
    <style:style style:name="P88" style:parent-style-name="Normal" style:family="paragraph">
      <style:text-properties fo:language="fr" fo:country="FR"/>
    </style:style>
    <style:style style:name="P89" style:parent-style-name="Normal" style:family="paragraph">
      <style:text-properties fo:language="fr" fo:country="FR"/>
    </style:style>
    <style:style style:name="P90" style:parent-style-name="Paragraphedeliste" style:family="paragraph">
      <style:text-properties fo:language="fr" fo:country="FR"/>
    </style:style>
  </office:automatic-styles>
  <office:body>
    <office:text text:use-soft-page-breaks="true">
      <text:p text:style-name="P1">Liste des données ( les entités à utiliser pour la conception ) :</text:p>
      <text:p text:style-name="P2"/>
      <text:list text:style-name="LFO1" text:continue-numbering="true">
        <text:list-item>
          <text:p text:style-name="P3"><text:span text:style-name="T4">CLIENT (</text:span><text:span text:style-name="T5">id_client</text:span><text:span text:style-name="T6">, nom, telephone, email, adresse, solde,<text:s/></text:span><text:span text:style-name="T7">historique</text:span><text:span text:style-name="T8">)</text:span></text:p>
        </text:list-item>
        <text:list-item>
          <text:p text:style-name="P9"><text:span text:style-name="T10">UTILISATEUR</text:span><text:s/><text:span text:style-name="T11">(Agent / Responsable / Admin)</text:span><text:span text:style-name="T12"> </text:span><text:span text:style-name="T13">: UTILISATEUR (</text:span><text:span text:style-name="T14">id_utilisateur</text:span><text:span text:style-name="T15">, nom, prenom, email, mot_de_passe, role</text:span><text:span text:style-name="T16">)</text:span></text:p>
        </text:list-item>
        <text:list-item>
          <text:p text:style-name="P17"><text:span text:style-name="T18">EXPEDITION (</text:span><text:span text:style-name="T19">id_expedition</text:span><text:span text:style-name="T20">, unique (numero_suivi) ,<text:s/></text:span><text:span text:style-name="T21">client_id*</text:span><text:span text:style-name="T22">, destination_id, type_service_id, poids, volume, montant, statut, date_creation)</text:span></text:p>
        </text:list-item>
        <text:list-item>
          <text:p text:style-name="P23"><text:span text:style-name="T24">FACTURE (</text:span><text:span text:style-name="T25">id_facture</text:span><text:span text:style-name="T26">,<text:s/></text:span><text:span text:style-name="T27">client_id*</text:span><text:span text:style-name="T28"><text:s/>,montant_ttc, statut_facture, date_facturation)</text:span></text:p>
        </text:list-item>
        <text:list-item>
          <text:p text:style-name="P29"><text:span text:style-name="T30">RECLAMATION (</text:span><text:span text:style-name="T31">id_reclamation</text:span><text:span text:style-name="T32">, unique(numero_reclamation) ,<text:s/></text:span><text:span text:style-name="T33">client_id</text:span><text:span text:style-name="T34">*,<text:s/></text:span><text:span text:style-name="T35">expedition_id*</text:span><text:span text:style-name="T36">,<text:s/></text:span><text:span text:style-name="T37">facture_id</text:span><text:span text:style-name="T38">*,type_reclamation, description, statut,<text:s/></text:span><text:span text:style-name="T39">agent_responsable_id</text:span><text:span text:style-name="T40">* ( fait reference à la table utilisateur( id_utilisateur)) , date_creation, date_resolution)</text:span></text:p>
        </text:list-item>
        <text:list-item>
          <text:p text:style-name="P41"><text:span text:style-name="T42">SUIVI_RECLAMATION (</text:span><text:span text:style-name="T43">id_suivi</text:span><text:span text:style-name="T44"><text:s/>,<text:s/></text:span><text:span text:style-name="T45">reclamation_id*</text:span><text:span text:style-name="T46">, date_action, commentaire,<text:s/></text:span><text:span text:style-name="T47">utilisateur_id</text:span><text:span text:style-name="T48"><text:s/>, statut_apres_action)</text:span></text:p>
        </text:list-item>
        <text:list-item>
          <text:p text:style-name="P49"><text:span text:style-name="T50">DESTINATION (<text:s/></text:span><text:span text:style-name="T51">id_destination</text:span><text:span text:style-name="T52">,</text:span><text:span text:style-name="T53"><text:s/></text:span><text:span text:style-name="T54">ville, pays, zone_geographique, tarif_base )</text:span></text:p>
        </text:list-item>
        <text:list-item>
          <text:p text:style-name="P55"><text:span text:style-name="T56">TYPE_SERVICE (</text:span><text:span text:style-name="T57">nomS</text:span><text:span text:style-name="T58"><text:s/></text:span><text:span text:style-name="T59">, <text:s/>delai_livraison, , description)</text:span></text:p>
        </text:list-item>
        <text:list-item>
          <text:p text:style-name="P60"><text:span text:style-name="T61">TARIFICATION (</text:span><text:span text:style-name="T62"><text:s/></text:span><text:span text:style-name="T63">id_destinatio</text:span><text:span text:style-name="T64">n<text:s/></text:span><text:span text:style-name="T65">*</text:span><text:span text:style-name="T66">,<text:s/></text:span><text:span text:style-name="T67">id_type_service</text:span><text:span text:style-name="T68">*</text:span><text:span text:style-name="T69">,</text:span><text:span text:style-name="T70"><text:s/></text:span><text:span text:style-name="T71">tarif_poids, tarif_volume</text:span><text:span text:style-name="T72">)</text:span></text:p>
        </text:list-item>
        <text:list-item>
          <text:p text:style-name="P73"><text:span text:style-name="T74">TOURNEE (<text:s/></text:span><text:span text:style-name="T75">id_tournee</text:span><text:span text:style-name="T76">,</text:span><text:span text:style-name="T77"><text:s/></text:span><text:span text:style-name="T78">date_tournee,</text:span><text:span text:style-name="T79"><text:s/></text:span><text:span text:style-name="T80">chauffeur_id</text:span><text:span text:style-name="T81">*</text:span><text:span text:style-name="T82">, vehicule_id</text:span><text:span text:style-name="T83">*<text:s/></text:span><text:span text:style-name="T84">,<text:s/></text:span><text:span text:style-name="T85">duree, <text:s/>consommation_carburant,)</text:span></text:p>
        </text:list-item>
      </text:list>
      <text:p text:style-name="P86"/>
      <text:p text:style-name="P87"/>
      <text:p text:style-name="Paragraphedeliste"/>
      <text:p text:style-name="P88"/>
      <text:p text:style-name="P89"/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Noto Sans" svg:font-family="Noto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_5126c0cd07f243a0-messagelistitem" style:display-name="_5126c0cd07f243a0-messagelistitem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oudia Kahina</meta:initial-creator>
    <dc:creator>Aoudia Kahina</dc:creator>
    <meta:creation-date>2025-12-22T17:47:00Z</meta:creation-date>
    <dc:date>2025-12-22T22:04:00Z</dc:date>
    <meta:template xlink:href="Normal" xlink:type="simple"/>
    <meta:editing-cycles>6</meta:editing-cycles>
    <meta:editing-duration>PT9300S</meta:editing-duration>
    <meta:document-statistic meta:page-count="1" meta:paragraph-count="2" meta:word-count="171" meta:character-count="1145" meta:row-count="8" meta:non-whitespace-character-count="976"/>
  </office:meta>
</office:document-meta>
</file>